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3.9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33:12.797951102</dc:date>
    <meta:editing-duration>PT2M54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51091059616309E-016">
                <text:p>5.51091059616309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28587913910472E-015">
                <text:p>1.28587913910472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65327317884893E-015">
                <text:p>-1.6532731788489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